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Инструмент</text:h>
      <text:p text:style-name="Text_20_body">Инструмент необходимо различать. Один используется для заготовки и чистки бересты, другой для художественно прорезной бересты, следующий для отделки. В ____ инструмент входят ножи, пробойники, чеканы, стамески. В каждой главе будет подробно какой именно инструмент применять для той или иной операции.</text:p>
      <text:p text:style-name="Text_20_body">Ножи, стамески, пробойники делаются из хорошей инструментальной стали. Чеканы достаточно сделать просто из стали.</text:p>
      <text:p text:style-name="Text_20_body">Мы рассмотрим режущий инструмент, но при работе необходим и вспомогательный инструмент: чертилка, стальные линейки на 300 и на 500 мм., угольник деревянный, плоский, да и стальной не помешает. Молотки на 100 и 200 грамм, циркуль измерительный, карандаши простые (один 3H — 6H), доски на которых режется рисунок, вертящийся диск "здоровья", настольную лампу накаливания, лучше висячую и с подвижным кронштейном. Лобзик с набором пилок, струбцины 2 — 3 штуки, пресс для сжатия с подходящими досками, линейки уголки для обрезки e = 500 мм; подкладные доски (____ h=10 мм) пробивки и шило. Еще дополнительный инструмент который в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8T20:18:43</meta:creation-date>
    <dc:date>2009-01-18T23:07:30</dc:date>
    <meta:editing-duration>PT02H33M37S</meta:editing-duration>
    <meta:editing-cycles>4</meta:editing-cycles>
    <meta:generator>OpenOffice.org/3.0$Linux OpenOffice.org_project/300m9$Build-9358</meta:generator>
    <meta:document-statistic meta:table-count="0" meta:image-count="0" meta:object-count="0" meta:page-count="1" meta:paragraph-count="4" meta:word-count="151" meta:character-count="1053"/>
    <meta:user-defined meta:name="Поле 1"/>
    <meta:user-defined meta:name="Поле 2"/>
    <meta:user-defined meta:name="Поле 3"/>
    <meta:user-defined meta:name="Поле 4"/>
  </office:meta>
</office:document-meta>
</file>